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3.038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text-align="start"/>
      <style:text-properties style:font-name="Segoe UI Semibold" fo:font-size="26pt" style:font-size-asian="26pt" style:font-size-complex="26pt"/>
    </style:style>
    <style:style style:name="P6" style:family="paragraph">
      <style:paragraph-properties fo:margin-left="0.318cm" fo:margin-right="0cm" fo:margin-top="0cm" fo:margin-bottom="0cm" fo:text-indent="0cm" style:text-autospace="none"/>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26pt" fo:font-weight="bold" style:font-name-asian="Segoe UI" style:font-size-asian="10pt" style:font-weight-asian="bold" style:font-name-complex="Segoe UI" style:font-size-complex="10pt" style:font-weight-complex="bold"/>
    </style:style>
    <style:style style:name="P8" style:family="paragraph">
      <loext:graphic-properties draw:fill-color="#ffffff"/>
      <style:text-properties fo:font-size="20pt"/>
    </style:style>
    <style:style style:name="P9" style:family="paragraph">
      <style:paragraph-properties fo:margin-left="0cm" fo:margin-right="0cm" fo:margin-top="0cm" fo:margin-bottom="0cm" fo:text-indent="0.318cm" style:text-autospace="none"/>
    </style:style>
    <style:style style:name="P10" style:family="paragraph">
      <loext:graphic-properties draw:fill="none" draw:fill-color="#ffffff"/>
      <style:paragraph-properties fo:text-align="start"/>
      <style:text-properties style:font-name="Segoe UI Semibold1" fo:font-size="32pt" fo:font-style="italic" style:font-size-asian="32pt" style:font-style-asian="italic" style:font-size-complex="32pt" style:font-style-complex="italic"/>
    </style:style>
    <style:style style:name="P11" style:family="paragraph">
      <style:paragraph-properties fo:text-align="start"/>
    </style:style>
    <style:style style:name="P12"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1" fo:font-size="32pt" fo:font-style="italic" style:font-name-asian="Segoe UI" style:font-size-asian="32pt" style:font-style-asian="italic" style:font-name-complex="Segoe UI" style:font-size-complex="32pt" style:font-style-complex="italic"/>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T6"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7" style:family="text">
      <style:text-properties fo:color="#000000" style:text-position="super 58%" style:font-name="Segoe UI Semibold1" fo:font-size="32pt" fo:font-style="italic" style:font-name-asian="Segoe UI" style:font-size-asian="32pt" style:font-style-asian="italic" style:font-name-complex="Segoe UI" style:font-size-complex="32pt" style:font-style-complex="italic"/>
    </style:style>
    <style:style style:name="T8" style:family="text">
      <style:text-properties fo:color="#000000" style:font-name="Segoe UI Semibold1" fo:font-size="32pt" fo:font-style="italic" style:font-name-asian="Segoe UI" style:font-size-asian="32pt" style:font-style-asian="italic" style:font-name-complex="Segoe UI" style:font-size-complex="32pt" style:font-style-complex="italic"/>
    </style:style>
    <style:style style:name="T9" style:family="text">
      <style:text-properties style:font-name="Segoe UI Semibold1"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3cm" svg:x="1.524cm" svg:y="0.776cm">
          <draw:text-box>
            <text:p text:style-name="P1"><text:span text:style-name="T1">HOLY GOSPEL</text:span></text:p>
            <text:p text:style-name="P1"><text:span text:style-name="T2">Luke 3:1–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5" draw:layer="layout" svg:width="24.892cm" svg:height="7.766cm" svg:x="1.524cm" svg:y="0.776cm">
          <draw:text-box>
            <text:p text:style-name="P4"><text:span text:style-name="T3">1</text:span><text:span text:style-name="T4">In the fifteenth year of the reign of Tiberius Caesar, Pontius Pilate being governor of Judea, and Herod being tetrarch of Galilee, and his brother Philip tetrarch of the region of Ituraea and Trachoniti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5" draw:layer="layout" svg:width="24.892cm" svg:height="6.263cm" svg:x="1.524cm" svg:y="0.776cm">
          <draw:text-box>
            <text:p text:style-name="P4"><text:span text:style-name="T4">and Lysanias tetrarch of Abilene, </text:span><text:span text:style-name="T3">2</text:span><text:span text:style-name="T4">during the high priesthood of Annas and Caiaphas, the word of God came to John the son of Zechariah in the wildernes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5" draw:text-style-name="P5" draw:layer="layout" svg:width="24.892cm" svg:height="4.76cm" svg:x="1.524cm" svg:y="0.776cm">
          <draw:text-box>
            <text:p text:style-name="P4"><text:span text:style-name="T3">3</text:span><text:span text:style-name="T4">And he went into all the region around the Jordan, proclaiming a baptism of repentance for the forgiveness of sins. <text: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3" draw:text-style-name="P7" draw:layer="layout" svg:width="24.892cm" svg:height="7.766cm" svg:x="1.524cm" svg:y="0.776cm">
          <draw:text-box>
            <text:p text:style-name="P4"><text:span text:style-name="T3">4</text:span><text:span text:style-name="T4">As it is written in the book of the words of Isaiah the prophet,</text:span></text:p>
            <text:p text:style-name="P4"><text:span text:style-name="T5">“</text:span><text:span text:style-name="T5">The voice of one crying in the wilderness:</text:span></text:p>
            <text:p text:style-name="P4"><text:span text:style-name="T5">‘</text:span><text:span text:style-name="T5">Prepare the way of the Lord,</text:span></text:p>
            <text:p text:style-name="P6"><text:span text:style-name="T5">make his paths straight.</text:span></text:p>
          </draw:text-box>
        </draw:frame>
        <presentation:notes draw:style-name="dp2">
          <draw:page-thumbnail draw:style-name="gr2" draw:layer="layout" svg:width="13.968cm" svg:height="10.476cm" svg:x="3.81cm" svg:y="2.123cm" draw:page-number="5" presentation:class="page"/>
          <draw:frame presentation:style-name="pr1"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3" draw:text-style-name="P5" draw:layer="layout" svg:width="24.892cm" svg:height="7.766cm" svg:x="1.524cm" svg:y="0.776cm">
          <draw:text-box>
            <text:p text:style-name="P4"><text:span text:style-name="T6">5</text:span><text:span text:style-name="T5">Every valley shall be filled, and every mountain and hill shall be made low, and the crooked shall become straight, and the rough places shall become level ways, </text:span><text:span text:style-name="T6">6</text:span><text:span text:style-name="T5">and all flesh shall see the salvation of God.’”</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4" draw:text-style-name="P5" draw:layer="layout" svg:width="24.892cm" svg:height="6.263cm" svg:x="1.524cm" svg:y="0.776cm">
          <draw:text-box>
            <text:p text:style-name="P9"><text:span text:style-name="T6">7</text:span><text:span text:style-name="T5">He said therefore to the crowds that came out to be baptized by him, “You brood of vipers! Who warned you to flee from the wrath to com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3" draw:text-style-name="P5" draw:layer="layout" svg:width="24.892cm" svg:height="7.766cm" svg:x="1.524cm" svg:y="0.776cm">
          <draw:text-box>
            <text:p text:style-name="P4"><text:span text:style-name="T6">8</text:span><text:span text:style-name="T5">Bear fruits in keeping with repentance. And do not begin to say to yourselves, ‘We have Abraham as our father.’ For I tell you, God is able from these stones to raise up children for Abraham. <text: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5" draw:text-style-name="P5" draw:layer="layout" svg:width="24.892cm" svg:height="4.76cm" svg:x="1.524cm" svg:y="0.776cm">
          <draw:text-box>
            <text:p text:style-name="P4"><text:span text:style-name="T7">9</text:span><text:span text:style-name="T8">Even now the axe is laid to the root of the trees. Every tree therefore that does not bear good fruit is cut down and thrown into the fire.”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4" draw:text-style-name="P5" draw:layer="layout" svg:width="24.892cm" svg:height="6.263cm" svg:x="1.524cm" svg:y="0.776cm">
          <draw:text-box>
            <text:p text:style-name="P4"><text:span text:style-name="T6">10</text:span><text:span text:style-name="T5">And the crowds asked him, “What then shall we do?” </text:span><text:span text:style-name="T6">11</text:span><text:span text:style-name="T5">And he answered them, “Whoever has two tunics is to share with him who has none, and whoever has food is to do likewise.”</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4" draw:text-style-name="P10" draw:layer="layout" svg:width="24.892cm" svg:height="6.263cm" svg:x="1.524cm" svg:y="0.776cm">
          <draw:text-box>
            <text:p text:style-name="P4"><text:span text:style-name="T7">12</text:span><text:span text:style-name="T8">Tax collectors also came to be baptized and said to him, “Teacher, what shall we do?” </text:span><text:span text:style-name="T7">13</text:span><text:span text:style-name="T8">And he said to them, “Collect no more than you are authorized to do.”</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4" draw:text-style-name="P5" draw:layer="layout" svg:width="24.892cm" svg:height="6.263cm" svg:x="1.524cm" svg:y="0.776cm">
          <draw:text-box>
            <text:p text:style-name="P4"><text:span text:style-name="T6">14</text:span><text:span text:style-name="T5">Soldiers also asked him, “And we, what shall we do?” And he said to them, “Do not extort money from anyone by threats or by false accusation, and be content with your wages.”</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5" draw:text-style-name="P5" draw:layer="layout" svg:width="24.892cm" svg:height="4.76cm" svg:x="1.524cm" svg:y="0.776cm">
          <draw:text-box>
            <text:p text:style-name="P4"><text:span text:style-name="T6">15</text:span><text:span text:style-name="T5">As the people were in expectation, and all were questioning in their hearts concerning John, whether he might be the Christ,</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4" draw:text-style-name="P5" draw:layer="layout" svg:width="24.892cm" svg:height="6.263cm" svg:x="1.524cm" svg:y="0.776cm">
          <draw:text-box>
            <text:p text:style-name="P4"><text:span text:style-name="T6">16</text:span><text:span text:style-name="T5">John answered them all, saying, “I baptize you with water, but he who is mightier than I is coming, the strap of whose sandals I am not worthy to untie.</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3" draw:text-style-name="P5" draw:layer="layout" svg:width="24.892cm" svg:height="7.766cm" svg:x="1.524cm" svg:y="0.776cm">
          <draw:text-box>
            <text:p text:style-name="P4"><text:span text:style-name="T8">He will baptize you with the Holy Spirit and with fire. </text:span><text:span text:style-name="T7">17</text:span><text:span text:style-name="T8">His winnowing fork is in his hand, to clear his threshing floor and to gather the wheat into his barn, but the chaff he will burn with unquenchable fire.”</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6" draw:text-style-name="P12" draw:layer="layout" svg:width="24.892cm" svg:height="3.288cm" svg:x="1.524cm" svg:y="0.776cm">
          <draw:text-box>
            <text:p text:style-name="P11"><text:span text:style-name="T7">18</text:span><text:span text:style-name="T9">So with many other exhortations he preached good news to the people.</text:span></text:p>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3" draw:text-style-name="P12" draw:layer="layout" svg:width="25.146cm" svg:height="7.766cm" svg:x="1.332cm" svg:y="0.776cm">
          <draw:text-box>
            <text:p text:style-name="P11"><text:span text:style-name="T7">19</text:span><text:span text:style-name="T9">But Herod the tetrarch, who had been reproved by him for Herodias, his brother’s wife, and for all the evil things that Herod had done, </text:span><text:span text:style-name="T7">20</text:span><text:span text:style-name="T9">added this to them all, that he locked up John in prison.</text:span></text:p>
          </draw:text-box>
        </draw:frame>
        <presentation:notes draw:style-name="dp2">
          <draw:page-thumbnail draw:style-name="gr2" draw:layer="layout" svg:width="13.968cm" svg:height="10.476cm" svg:x="3.81cm" svg:y="2.123cm" draw:page-number="17"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4T12:35:25.433000000</meta:creation-date>
    <dc:title>Blue template</dc:title>
    <meta:editing-duration>PT4M41S</meta:editing-duration>
    <meta:editing-cycles>5</meta:editing-cycles>
    <meta:generator>LibreOffice/6.0.6.2$Windows_X86_64 LibreOffice_project/0c292870b25a325b5ed35f6b45599d2ea4458e77</meta:generator>
    <dc:date>2018-12-05T23:23:00.857000000</dc:date>
    <meta:document-statistic meta:object-count="72"/>
  </office:meta>
</office:document-meta>
</file>